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1.05cm" fo:min-width="5.3cm"/>
    </style:style>
    <style:style style:name="gr3" style:family="graphic" style:parent-style-name="objectwithoutfill">
      <style:graphic-properties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1.05cm" fo:min-width="5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-color="#99cc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8080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igitale Bildverarbeitung</text:p>
            <text:p/>
            <text:p/>
            <text:p><text:span text:style-name="T1">Detektion von</text:span></text:p>
            <text:p><text:span text:style-name="T1">Höchstgeschwindigkeitsschild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5" draw:id="id5" draw:layer="layout" svg:width="5.8cm" svg:height="1.3cm" svg:x="3cm" svg:y="4cm">
          <text:p text:style-name="P3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5.8cm" svg:height="1.3cm" svg:x="3cm" svg:y="12cm">
          <text:p text:style-name="P3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5.8cm" svg:height="1.3cm" svg:x="3cm" svg:y="8cm">
          <text:p text:style-name="P3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8cm" svg:height="1.3cm" svg:x="3cm" svg:y="16cm">
          <text:p text:style-name="P3"><text:span text:style-name="T3">Festlegung und Ausschneiden</text:span></text:p>
          <text:p text:style-name="P3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8cm" svg:height="1.3cm" svg:x="11cm" svg:y="4cm">
          <text:p text:style-name="P3"><text:span text:style-name="T3">Entfernung der unnötigen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5.8cm" svg:height="1.3cm" svg:x="11cm" svg:y="8cm">
          <text:p text:style-name="P3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5.8cm" svg:height="1.3cm" svg:x="11cm" svg:y="12cm">
          <text:p text:style-name="P3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8cm" svg:height="1.3cm" svg:x="11cm" svg:y="16cm">
          <text:p text:style-name="P3"><text:span text:style-name="T3">Patternmatching mit</text:span></text:p>
          <text:p text:style-name="P3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5.8cm" svg:height="1.3cm" svg:x="19cm" svg:y="4cm">
          <text:p text:style-name="P3"><text:span text:style-name="T3">Zeichnung von Bounding-Box und</text:span></text:p>
          <text:p text:style-name="P3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5.8cm" svg:height="1.3cm" svg:x="19cm" svg:y="8cm">
          <text:p text:style-name="P3"><text:span text:style-name="T3">Eintragung der Information</text:span></text:p>
          <text:p text:style-name="P3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5.8cm" svg:height="1.3cm" svg:x="19cm" svg:y="12cm">
          <text:p text:style-name="P3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1" draw:start-glue-point="1" draw:end-shape="id2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3" draw:start-glue-point="1" draw:end-shape="id4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5" draw:start-glue-point="2" draw:end-shape="id6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6" draw:start-glue-point="2" draw:end-shape="id7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7" draw:start-glue-point="2" draw:end-shape="id1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2" draw:start-glue-point="2" draw:end-shape="id8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8" draw:start-glue-point="2" draw:end-shape="id9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9" draw:start-glue-point="2" draw:end-shape="id3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4" draw:start-glue-point="2" draw:end-shape="id10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10" draw:start-glue-point="2" draw:end-shape="id11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4" draw:text-style-name="P6" xml:id="id16" draw:id="id16" draw:layer="layout" svg:width="5.8cm" svg:height="1.3cm" svg:x="3cm" svg:y="4cm">
          <text:p text:style-name="P3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5.8cm" svg:height="1.3cm" svg:x="3cm" svg:y="12cm">
          <text:p text:style-name="P3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5.8cm" svg:height="1.3cm" svg:x="3cm" svg:y="8cm">
          <text:p text:style-name="P3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5.8cm" svg:height="1.3cm" svg:x="3cm" svg:y="16cm">
          <text:p text:style-name="P3"><text:span text:style-name="T3">Festlegung und Ausschneiden</text:span></text:p>
          <text:p text:style-name="P3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5.8cm" svg:height="1.3cm" svg:x="11cm" svg:y="4cm">
          <text:p text:style-name="P3"><text:span text:style-name="T3">Entfernung der unnötigen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9" draw:id="id19" draw:layer="layout" svg:width="5.8cm" svg:height="1.3cm" svg:x="11cm" svg:y="8cm">
          <text:p text:style-name="P3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0" draw:id="id20" draw:layer="layout" svg:width="5.8cm" svg:height="1.3cm" svg:x="11cm" svg:y="12cm">
          <text:p text:style-name="P3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5.8cm" svg:height="1.3cm" svg:x="11cm" svg:y="16cm">
          <text:p text:style-name="P3"><text:span text:style-name="T3">Patternmatching mit</text:span></text:p>
          <text:p text:style-name="P3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5.8cm" svg:height="1.3cm" svg:x="19cm" svg:y="4cm">
          <text:p text:style-name="P3"><text:span text:style-name="T3">Zeichnung von Bounding-Box und</text:span></text:p>
          <text:p text:style-name="P3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1" draw:id="id21" draw:layer="layout" svg:width="5.8cm" svg:height="1.3cm" svg:x="19cm" svg:y="8cm">
          <text:p text:style-name="P3"><text:span text:style-name="T3">Eintragung der Information</text:span></text:p>
          <text:p text:style-name="P3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5.8cm" svg:height="1.3cm" svg:x="19cm" svg:y="12cm">
          <text:p text:style-name="P3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12" draw:start-glue-point="1" draw:end-shape="id13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14" draw:start-glue-point="1" draw:end-shape="id15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16" draw:start-glue-point="2" draw:end-shape="id17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17" draw:start-glue-point="2" draw:end-shape="id18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18" draw:start-glue-point="2" draw:end-shape="id12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13" draw:start-glue-point="2" draw:end-shape="id19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19" draw:start-glue-point="2" draw:end-shape="id20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20" draw:start-glue-point="2" draw:end-shape="id14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15" draw:start-glue-point="2" draw:end-shape="id21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21" draw:start-glue-point="2" draw:end-shape="id22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27" draw:id="id27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9" draw:id="id29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8" draw:id="id28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3" draw:id="id23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4" draw:id="id24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0" draw:id="id30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1" draw:id="id31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5" draw:id="id25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6" draw:id="id26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2" draw:id="id32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3" draw:id="id33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23" draw:start-glue-point="1" draw:end-shape="id24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25" draw:start-glue-point="1" draw:end-shape="id26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27" draw:start-glue-point="2" draw:end-shape="id28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28" draw:start-glue-point="2" draw:end-shape="id29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29" draw:start-glue-point="2" draw:end-shape="id23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24" draw:start-glue-point="2" draw:end-shape="id30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30" draw:start-glue-point="2" draw:end-shape="id31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31" draw:start-glue-point="2" draw:end-shape="id25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26" draw:start-glue-point="2" draw:end-shape="id32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32" draw:start-glue-point="2" draw:end-shape="id33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38" draw:id="id38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0" draw:id="id40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9" draw:id="id39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4" draw:id="id34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5" draw:id="id35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1" draw:id="id41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2" draw:id="id42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6" draw:id="id36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7" draw:id="id37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3" draw:id="id43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4" draw:id="id44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34" draw:start-glue-point="1" draw:end-shape="id35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36" draw:start-glue-point="1" draw:end-shape="id37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38" draw:start-glue-point="2" draw:end-shape="id39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39" draw:start-glue-point="2" draw:end-shape="id40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40" draw:start-glue-point="2" draw:end-shape="id34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35" draw:start-glue-point="2" draw:end-shape="id41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41" draw:start-glue-point="2" draw:end-shape="id42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42" draw:start-glue-point="2" draw:end-shape="id36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37" draw:start-glue-point="2" draw:end-shape="id43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43" draw:start-glue-point="2" draw:end-shape="id44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49" draw:id="id49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1" draw:id="id51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0" draw:id="id50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5" draw:id="id45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6" draw:id="id46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2" draw:id="id52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3" draw:id="id53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7" draw:id="id47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8" draw:id="id48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4" draw:id="id54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5" draw:id="id55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45" draw:start-glue-point="1" draw:end-shape="id46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47" draw:start-glue-point="1" draw:end-shape="id48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49" draw:start-glue-point="2" draw:end-shape="id50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50" draw:start-glue-point="2" draw:end-shape="id51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51" draw:start-glue-point="2" draw:end-shape="id45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46" draw:start-glue-point="2" draw:end-shape="id52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52" draw:start-glue-point="2" draw:end-shape="id53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53" draw:start-glue-point="2" draw:end-shape="id47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48" draw:start-glue-point="2" draw:end-shape="id54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54" draw:start-glue-point="2" draw:end-shape="id55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60" draw:id="id60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2" draw:id="id62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1" draw:id="id61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6" draw:id="id56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7" draw:id="id57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3" draw:id="id63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4" draw:id="id64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8" draw:id="id58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9" draw:id="id59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5" draw:id="id65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6" draw:id="id66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56" draw:start-glue-point="1" draw:end-shape="id57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58" draw:start-glue-point="1" draw:end-shape="id59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60" draw:start-glue-point="2" draw:end-shape="id61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61" draw:start-glue-point="2" draw:end-shape="id62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62" draw:start-glue-point="2" draw:end-shape="id56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57" draw:start-glue-point="2" draw:end-shape="id63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63" draw:start-glue-point="2" draw:end-shape="id64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64" draw:start-glue-point="2" draw:end-shape="id58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59" draw:start-glue-point="2" draw:end-shape="id65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65" draw:start-glue-point="2" draw:end-shape="id66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71" draw:id="id71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3" draw:id="id73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2" draw:id="id72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7" draw:id="id67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8" draw:id="id68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4" draw:id="id74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5" draw:id="id75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9" draw:id="id69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0" draw:id="id70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6" draw:id="id76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7" draw:id="id77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67" draw:start-glue-point="1" draw:end-shape="id68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69" draw:start-glue-point="1" draw:end-shape="id70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71" draw:start-glue-point="2" draw:end-shape="id72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72" draw:start-glue-point="2" draw:end-shape="id73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73" draw:start-glue-point="2" draw:end-shape="id67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68" draw:start-glue-point="2" draw:end-shape="id74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74" draw:start-glue-point="2" draw:end-shape="id75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75" draw:start-glue-point="2" draw:end-shape="id69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70" draw:start-glue-point="2" draw:end-shape="id76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76" draw:start-glue-point="2" draw:end-shape="id77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82" draw:id="id82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4" draw:id="id84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3" draw:id="id83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8" draw:id="id78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9" draw:id="id79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5" draw:id="id85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86" draw:id="id86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0" draw:id="id80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1" draw:id="id81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7" draw:id="id87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8" draw:id="id88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78" draw:start-glue-point="1" draw:end-shape="id79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80" draw:start-glue-point="1" draw:end-shape="id81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82" draw:start-glue-point="2" draw:end-shape="id83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83" draw:start-glue-point="2" draw:end-shape="id84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84" draw:start-glue-point="2" draw:end-shape="id78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79" draw:start-glue-point="2" draw:end-shape="id85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85" draw:start-glue-point="2" draw:end-shape="id86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86" draw:start-glue-point="2" draw:end-shape="id80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81" draw:start-glue-point="2" draw:end-shape="id87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87" draw:start-glue-point="2" draw:end-shape="id88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93" draw:id="id93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5" draw:id="id95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4" draw:id="id94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9" draw:id="id89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0" draw:id="id90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6" draw:id="id96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7" draw:id="id97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91" draw:id="id91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2" draw:id="id92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8" draw:id="id98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9" draw:id="id99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89" draw:start-glue-point="1" draw:end-shape="id90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91" draw:start-glue-point="1" draw:end-shape="id92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93" draw:start-glue-point="2" draw:end-shape="id94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94" draw:start-glue-point="2" draw:end-shape="id95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95" draw:start-glue-point="2" draw:end-shape="id89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90" draw:start-glue-point="2" draw:end-shape="id96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96" draw:start-glue-point="2" draw:end-shape="id97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97" draw:start-glue-point="2" draw:end-shape="id91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92" draw:start-glue-point="2" draw:end-shape="id98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98" draw:start-glue-point="2" draw:end-shape="id99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104" draw:id="id104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6" draw:id="id106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5" draw:id="id105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0" draw:id="id100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1" draw:id="id101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7" draw:id="id107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8" draw:id="id108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2" draw:id="id102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3" draw:id="id103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9" draw:id="id109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0" draw:id="id110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100" draw:start-glue-point="1" draw:end-shape="id101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102" draw:start-glue-point="1" draw:end-shape="id103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104" draw:start-glue-point="2" draw:end-shape="id105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105" draw:start-glue-point="2" draw:end-shape="id106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106" draw:start-glue-point="2" draw:end-shape="id100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101" draw:start-glue-point="2" draw:end-shape="id107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107" draw:start-glue-point="2" draw:end-shape="id108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108" draw:start-glue-point="2" draw:end-shape="id102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103" draw:start-glue-point="2" draw:end-shape="id109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109" draw:start-glue-point="2" draw:end-shape="id110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115" draw:id="id115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7" draw:id="id117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6" draw:id="id116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1" draw:id="id111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2" draw:id="id112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8" draw:id="id118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9" draw:id="id119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3" draw:id="id113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4" draw:id="id114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20" draw:id="id120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1" draw:id="id121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111" draw:start-glue-point="1" draw:end-shape="id112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113" draw:start-glue-point="1" draw:end-shape="id114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115" draw:start-glue-point="2" draw:end-shape="id116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116" draw:start-glue-point="2" draw:end-shape="id117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117" draw:start-glue-point="2" draw:end-shape="id111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112" draw:start-glue-point="2" draw:end-shape="id118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118" draw:start-glue-point="2" draw:end-shape="id119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119" draw:start-glue-point="2" draw:end-shape="id113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114" draw:start-glue-point="2" draw:end-shape="id120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120" draw:start-glue-point="2" draw:end-shape="id121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Ablauf</text:span></text:p>
          </draw:text-box>
        </draw:frame>
        <draw:custom-shape draw:style-name="gr2" draw:text-style-name="P4" xml:id="id126" draw:id="id126" draw:layer="layout" svg:width="5.8cm" svg:height="1.3cm" svg:x="3cm" svg:y="4cm">
          <text:p text:style-name="P7"><text:span text:style-name="T3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8" draw:id="id128" draw:layer="layout" svg:width="5.8cm" svg:height="1.3cm" svg:x="3cm" svg:y="12cm">
          <text:p text:style-name="P7"><text:span text:style-name="T3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7" draw:id="id127" draw:layer="layout" svg:width="5.8cm" svg:height="1.3cm" svg:x="3cm" svg:y="8cm">
          <text:p text:style-name="P7"><text:span text:style-name="T3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2" draw:id="id122" draw:layer="layout" svg:width="5.8cm" svg:height="1.3cm" svg:x="3cm" svg:y="16cm">
          <text:p text:style-name="P7"><text:span text:style-name="T3">Festlegung und Ausschneiden</text:span></text:p>
          <text:p text:style-name="P7"><text:span text:style-name="T3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3" draw:id="id123" draw:layer="layout" svg:width="5.8cm" svg:height="1.3cm" svg:x="11cm" svg:y="4cm">
          <text:p text:style-name="P7"><text:span text:style-name="T3">Entfernung der unnötigen</text:span></text:p>
          <text:p text:style-name="P7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9" draw:id="id129" draw:layer="layout" svg:width="5.8cm" svg:height="1.3cm" svg:x="11cm" svg:y="8cm">
          <text:p text:style-name="P7"><text:span text:style-name="T3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0" draw:id="id130" draw:layer="layout" svg:width="5.8cm" svg:height="1.3cm" svg:x="11cm" svg:y="12cm">
          <text:p text:style-name="P7"><text:span text:style-name="T3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4" draw:id="id124" draw:layer="layout" svg:width="5.8cm" svg:height="1.3cm" svg:x="11cm" svg:y="16cm">
          <text:p text:style-name="P7"><text:span text:style-name="T3">Patternmatching mit</text:span></text:p>
          <text:p text:style-name="P7"><text:span text:style-name="T3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5" draw:id="id125" draw:layer="layout" svg:width="5.8cm" svg:height="1.3cm" svg:x="19cm" svg:y="4cm">
          <text:p text:style-name="P7"><text:span text:style-name="T3">Zeichnung von Bounding-Box und</text:span></text:p>
          <text:p text:style-name="P7"><text:span text:style-name="T3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1" draw:id="id131" draw:layer="layout" svg:width="5.8cm" svg:height="1.3cm" svg:x="19cm" svg:y="8cm">
          <text:p text:style-name="P7"><text:span text:style-name="T3">Eintragung der Information</text:span></text:p>
          <text:p text:style-name="P7"><text:span text:style-name="T3">In XML-Date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32" draw:id="id132" draw:layer="layout" svg:width="5.8cm" svg:height="1.3cm" svg:x="19cm" svg:y="12cm">
          <text:p text:style-name="P7"><text:span text:style-name="T3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cm" svg:y1="16.65cm" svg:x2="11cm" svg:y2="4.65cm" draw:start-shape="id122" draw:start-glue-point="1" draw:end-shape="id123" draw:end-glue-point="3" svg:d="M8800 16650c1650 0 550-12000 2200-12000" svg:viewBox="0 0 2201 12001">
          <text:p/>
        </draw:connector>
        <draw:connector draw:style-name="gr3" draw:text-style-name="P5" draw:layer="layout" draw:type="curve" svg:x1="16.8cm" svg:y1="16.65cm" svg:x2="19cm" svg:y2="4.65cm" draw:start-shape="id124" draw:start-glue-point="1" draw:end-shape="id125" draw:end-glue-point="3" svg:d="M16800 16650c1650 0 550-12000 2200-12000" svg:viewBox="0 0 2201 12001">
          <text:p/>
        </draw:connector>
        <draw:connector draw:style-name="gr3" draw:text-style-name="P5" draw:layer="layout" draw:type="curve" svg:x1="5.9cm" svg:y1="5.3cm" svg:x2="5.9cm" svg:y2="8cm" draw:start-shape="id126" draw:start-glue-point="2" draw:end-shape="id127" draw:end-glue-point="0" svg:d="M5900 5300v2700" svg:viewBox="0 0 1 2701">
          <text:p/>
        </draw:connector>
        <draw:connector draw:style-name="gr3" draw:text-style-name="P5" draw:layer="layout" draw:type="curve" svg:x1="5.9cm" svg:y1="9.3cm" svg:x2="5.9cm" svg:y2="12cm" draw:start-shape="id127" draw:start-glue-point="2" draw:end-shape="id128" draw:end-glue-point="0" svg:d="M5900 9300v2700" svg:viewBox="0 0 1 2701">
          <text:p/>
        </draw:connector>
        <draw:connector draw:style-name="gr3" draw:text-style-name="P5" draw:layer="layout" draw:type="curve" svg:x1="5.9cm" svg:y1="13.3cm" svg:x2="5.9cm" svg:y2="16cm" draw:start-shape="id128" draw:start-glue-point="2" draw:end-shape="id122" draw:end-glue-point="0" svg:d="M5900 13300v2700" svg:viewBox="0 0 1 2701">
          <text:p/>
        </draw:connector>
        <draw:connector draw:style-name="gr3" draw:text-style-name="P5" draw:layer="layout" draw:type="curve" svg:x1="13.9cm" svg:y1="5.3cm" svg:x2="13.9cm" svg:y2="8cm" draw:start-shape="id123" draw:start-glue-point="2" draw:end-shape="id129" draw:end-glue-point="0" svg:d="M13900 5300v2700" svg:viewBox="0 0 1 2701">
          <text:p/>
        </draw:connector>
        <draw:connector draw:style-name="gr3" draw:text-style-name="P5" draw:layer="layout" draw:type="curve" svg:x1="13.9cm" svg:y1="9.3cm" svg:x2="13.9cm" svg:y2="12cm" draw:start-shape="id129" draw:start-glue-point="2" draw:end-shape="id130" draw:end-glue-point="0" svg:d="M13900 9300v2700" svg:viewBox="0 0 1 2701">
          <text:p/>
        </draw:connector>
        <draw:connector draw:style-name="gr3" draw:text-style-name="P5" draw:layer="layout" draw:type="curve" svg:x1="13.9cm" svg:y1="13.3cm" svg:x2="13.9cm" svg:y2="16cm" draw:start-shape="id130" draw:start-glue-point="2" draw:end-shape="id124" draw:end-glue-point="0" svg:d="M13900 13300v2700" svg:viewBox="0 0 1 2701">
          <text:p/>
        </draw:connector>
        <draw:connector draw:style-name="gr3" draw:text-style-name="P5" draw:layer="layout" draw:type="curve" svg:x1="21.9cm" svg:y1="5.3cm" svg:x2="21.9cm" svg:y2="8cm" draw:start-shape="id125" draw:start-glue-point="2" draw:end-shape="id131" draw:end-glue-point="0" svg:d="M21900 5300v2700" svg:viewBox="0 0 1 2701">
          <text:p/>
        </draw:connector>
        <draw:connector draw:style-name="gr3" draw:text-style-name="P5" draw:layer="layout" draw:type="curve" svg:x1="21.9cm" svg:y1="9.3cm" svg:x2="21.9cm" svg:y2="12cm" draw:start-shape="id131" draw:start-glue-point="2" draw:end-shape="id132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0:04:53.031863698</meta:creation-date>
    <dc:date>2016-06-16T10:45:03.863075955</dc:date>
    <meta:editing-duration>PT13M51S</meta:editing-duration>
    <meta:editing-cycles>9</meta:editing-cycles>
    <meta:generator>LibreOffice/5.1.3.2$Linux_X86_64 LibreOffice_project/10m0$Build-2</meta:generator>
    <meta:document-statistic meta:object-count="313"/>
  </office:meta>
</office:document-meta>
</file>